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5AC47E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2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15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vertical-align="middle" draw:color-mode="standard" draw:luminance="0%" draw:contrast="0%" draw:gamma="100%" draw:red="0%" draw:green="28%" draw:blue="0%" fo:clip="rect(0cm, 0cm, 0cm, 0cm)" draw:image-opacity="100%" style:mirror="none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36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7%" draw:blue="0%" fo:clip="rect(0cm, 0cm, 0cm, 0cm)" draw:image-opacity="100%" style:mirror="none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26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textarea-vertical-align="middle" draw:color-mode="standard" draw:luminance="0%" draw:contrast="0%" draw:gamma="100%" draw:red="0%" draw:green="32%" draw:blue="0%" fo:clip="rect(0cm, 0cm, 0cm, 0cm)" draw:image-opacity="100%" style:mirror="none"/>
    </style:style>
    <style:style style:name="gr10" style:family="graphic" style:parent-style-name="Objeto_20_sin_20_relleno_20_ni_20_línea">
      <style:graphic-properties draw:textarea-vertical-align="middle" draw:color-mode="standard" draw:luminance="0%" draw:contrast="0%" draw:gamma="100%" draw:red="21%" draw:green="0%" draw:blue="0%" fo:clip="rect(0cm, 0cm, 0cm, 0cm)" draw:image-opacity="100%" style:mirror="none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33%" draw:blue="0%" fo:clip="rect(0cm, 0cm, 0cm, 0cm)" draw:image-opacity="100%" style:mirror="none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20%" draw:green="0%" draw:blue="0%" fo:clip="rect(0cm, 0cm, 0cm, 0cm)" draw:image-opacity="100%" style:mirror="none"/>
    </style:style>
    <style:style style:name="gr13" style:family="graphic" style:parent-style-name="Objeto_20_sin_20_relleno_20_ni_20_línea">
      <style:graphic-properties draw:textarea-vertical-align="middle" draw:color-mode="standard" draw:luminance="0%" draw:contrast="0%" draw:gamma="100%" draw:red="41%" draw:green="0%" draw:blue="0%" fo:clip="rect(0cm, 0cm, 0cm, 0cm)" draw:image-opacity="100%" style:mirror="none"/>
    </style:style>
    <style:style style:name="gr14" style:family="graphic" style:parent-style-name="Objeto_20_sin_20_relleno_20_ni_20_línea">
      <style:graphic-properties draw:textarea-vertical-align="middle" draw:color-mode="standard" draw:luminance="0%" draw:contrast="0%" draw:gamma="100%" draw:red="0%" draw:green="40%" draw:blue="0%" fo:clip="rect(0cm, 0cm, 0cm, 0cm)" draw:image-opacity="100%" style:mirror="none"/>
    </style:style>
    <style:style style:name="gr15" style:family="graphic" style:parent-style-name="Objeto_20_sin_20_relleno_20_ni_20_línea">
      <style:graphic-properties draw:textarea-vertical-align="middle" draw:color-mode="standard" draw:luminance="0%" draw:contrast="0%" draw:gamma="100%" draw:red="0%" draw:green="10%" draw:blue="0%" fo:clip="rect(0cm, 0cm, 0cm, 0cm)" draw:image-opacity="100%" style:mirror="none"/>
    </style:style>
    <style:style style:name="gr16" style:family="graphic" style:parent-style-name="Objeto_20_sin_20_relleno_20_ni_20_línea">
      <style:graphic-properties draw:textarea-vertical-align="middle" draw:color-mode="standard" draw:luminance="0%" draw:contrast="0%" draw:gamma="100%" draw:red="10%" draw:green="0%" draw:blue="0%" fo:clip="rect(0cm, 0cm, 0cm, 0cm)" draw:image-opacity="100%" style:mirror="none"/>
    </style:style>
    <style:style style:name="gr17" style:family="graphic" style:parent-style-name="Objeto_20_sin_20_relleno_20_ni_20_línea">
      <style:graphic-properties draw:textarea-vertical-align="middle" draw:color-mode="standard" draw:luminance="0%" draw:contrast="0%" draw:gamma="100%" draw:red="5%" draw:green="0%" draw:blue="0%" fo:clip="rect(0cm, 0cm, 0cm, 0cm)" draw:image-opacity="100%" style:mirror="none"/>
    </style:style>
    <style:style style:name="gr18" style:family="graphic" style:parent-style-name="Objeto_20_sin_20_relleno_20_ni_20_línea">
      <style:graphic-properties draw:textarea-vertical-align="middle" draw:color-mode="standard" draw:luminance="0%" draw:contrast="0%" draw:gamma="100%" draw:red="0%" draw:green="5%" draw:blue="0%" fo:clip="rect(0cm, 0cm, 0cm, 0cm)" draw:image-opacity="100%" style:mirror="none"/>
    </style:style>
    <style:style style:name="gr19" style:family="graphic" style:parent-style-name="Objeto_20_sin_20_relleno_20_ni_20_línea">
      <style:graphic-properties draw:textarea-vertical-align="middle" draw:color-mode="standard" draw:luminance="0%" draw:contrast="0%" draw:gamma="100%" draw:red="2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color="#666666" style:font-name="Droid Sans Thai" fo:font-weight="bold" style:font-weight-asian="bold" style:font-weight-complex="bold"/>
    </style:style>
    <style:style style:name="T1" style:family="text">
      <style:text-properties fo:color="#666666" style:font-name="Droid Sans Thai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2.498cm" svg:height="2.498cm" svg:x="2.502cm" svg:y="2.4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.502cm" svg:y="5.2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.502cm" svg:y="8.0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.502cm" svg:y="10.8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.5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5.802cm" svg:y="2.4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5.802cm" svg:y="5.2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5.802cm" svg:y="8.0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5.802cm" svg:y="10.8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5.8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2.4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5.2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8.0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10.802cm">
          <draw:image xlink:href="Pictures/1000020100000200000002005AC47E77.png" xlink:type="simple" xlink:show="embed" xlink:actuate="onLoad">
            <text:p/>
          </draw:image>
        </draw:frame>
        <draw:frame draw:style-name="gr2" draw:text-style-name="P1" draw:layer="layout" svg:width="2.498cm" svg:height="2.498cm" svg:x="9.0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2.102cm" svg:y="2.4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2.102cm" svg:y="5.2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2.102cm" svg:y="8.0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2.102cm" svg:y="10.802cm">
          <draw:image xlink:href="Pictures/1000020100000200000002005AC47E77.png" xlink:type="simple" xlink:show="embed" xlink:actuate="onLoad">
            <text:p/>
          </draw:image>
        </draw:frame>
        <draw:frame draw:style-name="gr2" draw:text-style-name="P1" draw:layer="layout" svg:width="2.498cm" svg:height="2.498cm" svg:x="12.1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5.202cm" svg:y="2.4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5.202cm" svg:y="5.2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5.202cm" svg:y="8.0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5.202cm" svg:y="10.802cm">
          <draw:image xlink:href="Pictures/1000020100000200000002005AC47E77.png" xlink:type="simple" xlink:show="embed" xlink:actuate="onLoad">
            <text:p/>
          </draw:image>
        </draw:frame>
        <draw:frame draw:style-name="gr2" draw:text-style-name="P1" draw:layer="layout" svg:width="2.498cm" svg:height="2.498cm" svg:x="15.2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302cm" svg:y="2.4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302cm" svg:y="5.2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302cm" svg:y="8.0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302cm" svg:y="10.8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3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302cm" svg:y="2.4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302cm" svg:y="5.2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302cm" svg:y="8.0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302cm" svg:y="10.8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3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4.402cm" svg:y="2.4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4.402cm" svg:y="5.2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4.402cm" svg:y="8.0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4.402cm" svg:y="10.8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4.402cm" svg:y="13.602cm">
          <draw:image xlink:href="Pictures/1000020100000200000002005AC47E77.png" xlink:type="simple" xlink:show="embed" xlink:actuate="onLoad">
            <text:p/>
          </draw:image>
        </draw:frame>
        <draw:frame draw:style-name="gr3" draw:text-style-name="P2" draw:layer="layout" svg:width="5.243cm" svg:height="1.127cm" svg:x="1.157cm" svg:y="18.3cm">
          <draw:text-box>
            <text:p text:style-name="P2"><text:span text:style-name="T1">Estado inicial</text:span></text:p>
          </draw:text-box>
        </draw:frame>
      </draw:page>
      <draw:page draw:name="page2" draw:style-name="dp1" draw:master-page-name="Predeterminado">
        <draw:frame draw:style-name="gr4" draw:text-style-name="P1" draw:layer="layout" svg:width="2.498cm" svg:height="2.498cm" svg:x="2.5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.5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.5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.5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.5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13.602cm">
          <draw:image xlink:href="Pictures/1000020100000200000002005AC47E77.png" xlink:type="simple" xlink:show="embed" xlink:actuate="onLoad">
            <text:p/>
          </draw:image>
        </draw:frame>
      </draw:page>
      <draw:page draw:name="page3" draw:style-name="dp1" draw:master-page-name="Predeterminado">
        <draw:frame draw:style-name="gr4" draw:text-style-name="P1" draw:layer="layout" svg:width="2.498cm" svg:height="2.498cm" svg:x="2.5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.502cm" svg:y="5.2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2.502cm" svg:y="8.0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2.5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.5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5.2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5.802cm" svg:y="8.0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5.802cm" svg:y="10.802cm">
          <draw:image xlink:href="Pictures/1000020100000200000002005AC47E77.png" xlink:type="simple" xlink:show="embed" xlink:actuate="onLoad">
            <text:p/>
          </draw:image>
        </draw:frame>
        <draw:frame draw:style-name="gr6" draw:text-style-name="P1" draw:layer="layout" svg:width="2.498cm" svg:height="2.498cm" svg:x="5.8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10.802cm">
          <draw:image xlink:href="Pictures/1000020100000200000002005AC47E77.png" xlink:type="simple" xlink:show="embed" xlink:actuate="onLoad">
            <text:p/>
          </draw:image>
        </draw:frame>
        <draw:frame draw:style-name="gr6" draw:text-style-name="P1" draw:layer="layout" svg:width="2.498cm" svg:height="2.498cm" svg:x="9.002cm" svg:y="13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102cm" svg:y="2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1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10.802cm">
          <draw:image xlink:href="Pictures/1000020100000200000002005AC47E77.png" xlink:type="simple" xlink:show="embed" xlink:actuate="onLoad">
            <text:p/>
          </draw:image>
        </draw:frame>
        <draw:frame draw:style-name="gr8" draw:text-style-name="P1" draw:layer="layout" svg:width="2.498cm" svg:height="2.498cm" svg:x="12.102cm" svg:y="13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2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10.802cm">
          <draw:image xlink:href="Pictures/1000020100000200000002005AC47E77.png" xlink:type="simple" xlink:show="embed" xlink:actuate="onLoad">
            <text:p/>
          </draw:image>
        </draw:frame>
        <draw:frame draw:style-name="gr8" draw:text-style-name="P1" draw:layer="layout" svg:width="2.498cm" svg:height="2.498cm" svg:x="15.202cm" svg:y="13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2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10.802cm">
          <draw:image xlink:href="Pictures/1000020100000200000002005AC47E77.png" xlink:type="simple" xlink:show="embed" xlink:actuate="onLoad">
            <text:p/>
          </draw:image>
        </draw:frame>
        <draw:frame draw:style-name="gr8" draw:text-style-name="P1" draw:layer="layout" svg:width="2.498cm" svg:height="2.498cm" svg:x="18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5.202cm">
          <draw:image xlink:href="Pictures/1000020100000200000002005AC47E77.png" xlink:type="simple" xlink:show="embed" xlink:actuate="onLoad">
            <text:p/>
          </draw:image>
        </draw:frame>
        <draw:frame draw:style-name="gr9" draw:text-style-name="P1" draw:layer="layout" svg:width="2.498cm" svg:height="2.498cm" svg:x="21.3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5.202cm">
          <draw:image xlink:href="Pictures/1000020100000200000002005AC47E77.png" xlink:type="simple" xlink:show="embed" xlink:actuate="onLoad">
            <text:p/>
          </draw:image>
        </draw:frame>
        <draw:frame draw:style-name="gr9" draw:text-style-name="P1" draw:layer="layout" svg:width="2.498cm" svg:height="2.498cm" svg:x="24.4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13.602cm">
          <draw:image xlink:href="Pictures/1000020100000200000002005AC47E77.png" xlink:type="simple" xlink:show="embed" xlink:actuate="onLoad">
            <text:p/>
          </draw:image>
        </draw:frame>
      </draw:page>
      <draw:page draw:name="page4" draw:style-name="dp1" draw:master-page-name="Predeterminado">
        <draw:frame draw:style-name="gr4" draw:text-style-name="P1" draw:layer="layout" svg:width="2.498cm" svg:height="2.498cm" svg:x="2.5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.502cm" svg:y="5.2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2.502cm" svg:y="8.0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2.5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.5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5.2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5.802cm" svg:y="8.0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5.802cm" svg:y="10.802cm">
          <draw:image xlink:href="Pictures/1000020100000200000002005AC47E77.png" xlink:type="simple" xlink:show="embed" xlink:actuate="onLoad">
            <text:p/>
          </draw:image>
        </draw:frame>
        <draw:frame draw:style-name="gr6" draw:text-style-name="P1" draw:layer="layout" svg:width="2.498cm" svg:height="2.498cm" svg:x="5.8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10.802cm">
          <draw:image xlink:href="Pictures/1000020100000200000002005AC47E77.png" xlink:type="simple" xlink:show="embed" xlink:actuate="onLoad">
            <text:p/>
          </draw:image>
        </draw:frame>
        <draw:frame draw:style-name="gr6" draw:text-style-name="P1" draw:layer="layout" svg:width="2.498cm" svg:height="2.498cm" svg:x="9.002cm" svg:y="13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2.102cm" svg:y="2.402cm">
          <draw:image xlink:href="Pictures/1000020100000200000002005AC47E77.png" xlink:type="simple" xlink:show="embed" xlink:actuate="onLoad">
            <text:p/>
          </draw:image>
        </draw:frame>
        <draw:frame draw:style-name="gr10" draw:text-style-name="P1" draw:layer="layout" svg:width="2.498cm" svg:height="2.498cm" svg:x="12.1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10.802cm">
          <draw:image xlink:href="Pictures/1000020100000200000002005AC47E77.png" xlink:type="simple" xlink:show="embed" xlink:actuate="onLoad">
            <text:p/>
          </draw:image>
        </draw:frame>
        <draw:frame draw:style-name="gr8" draw:text-style-name="P1" draw:layer="layout" svg:width="2.498cm" svg:height="2.498cm" svg:x="12.102cm" svg:y="13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5.202cm" svg:y="2.402cm">
          <draw:image xlink:href="Pictures/1000020100000200000002005AC47E77.png" xlink:type="simple" xlink:show="embed" xlink:actuate="onLoad">
            <text:p/>
          </draw:image>
        </draw:frame>
        <draw:frame draw:style-name="gr10" draw:text-style-name="P1" draw:layer="layout" svg:width="2.498cm" svg:height="2.498cm" svg:x="15.2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10.802cm">
          <draw:image xlink:href="Pictures/1000020100000200000002005AC47E77.png" xlink:type="simple" xlink:show="embed" xlink:actuate="onLoad">
            <text:p/>
          </draw:image>
        </draw:frame>
        <draw:frame draw:style-name="gr8" draw:text-style-name="P1" draw:layer="layout" svg:width="2.498cm" svg:height="2.498cm" svg:x="15.202cm" svg:y="13.6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2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10.802cm">
          <draw:image xlink:href="Pictures/1000020100000200000002005AC47E77.png" xlink:type="simple" xlink:show="embed" xlink:actuate="onLoad">
            <text:p/>
          </draw:image>
        </draw:frame>
        <draw:frame draw:style-name="gr8" draw:text-style-name="P1" draw:layer="layout" svg:width="2.498cm" svg:height="2.498cm" svg:x="18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5.202cm">
          <draw:image xlink:href="Pictures/1000020100000200000002005AC47E77.png" xlink:type="simple" xlink:show="embed" xlink:actuate="onLoad">
            <text:p/>
          </draw:image>
        </draw:frame>
        <draw:frame draw:style-name="gr9" draw:text-style-name="P1" draw:layer="layout" svg:width="2.498cm" svg:height="2.498cm" svg:x="21.3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5.202cm">
          <draw:image xlink:href="Pictures/1000020100000200000002005AC47E77.png" xlink:type="simple" xlink:show="embed" xlink:actuate="onLoad">
            <text:p/>
          </draw:image>
        </draw:frame>
        <draw:frame draw:style-name="gr9" draw:text-style-name="P1" draw:layer="layout" svg:width="2.498cm" svg:height="2.498cm" svg:x="24.4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13.602cm">
          <draw:image xlink:href="Pictures/1000020100000200000002005AC47E77.png" xlink:type="simple" xlink:show="embed" xlink:actuate="onLoad">
            <text:p/>
          </draw:image>
        </draw:frame>
      </draw:page>
      <draw:page draw:name="page5" draw:style-name="dp1" draw:master-page-name="Predeterminado">
        <draw:frame draw:style-name="gr4" draw:text-style-name="P1" draw:layer="layout" svg:width="2.498cm" svg:height="2.498cm" svg:x="2.5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.502cm" svg:y="5.2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2.502cm" svg:y="8.0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2.502cm" svg:y="10.8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5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5.2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5.802cm" svg:y="8.0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5.802cm" svg:y="10.802cm">
          <draw:image xlink:href="Pictures/1000020100000200000002005AC47E77.png" xlink:type="simple" xlink:show="embed" xlink:actuate="onLoad">
            <text:p/>
          </draw:image>
        </draw:frame>
        <draw:frame draw:style-name="gr6" draw:text-style-name="P1" draw:layer="layout" svg:width="2.498cm" svg:height="2.498cm" svg:x="5.8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2.4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5.2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9.0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10.802cm">
          <draw:image xlink:href="Pictures/1000020100000200000002005AC47E77.png" xlink:type="simple" xlink:show="embed" xlink:actuate="onLoad">
            <text:p/>
          </draw:image>
        </draw:frame>
        <draw:frame draw:style-name="gr6" draw:text-style-name="P1" draw:layer="layout" svg:width="2.498cm" svg:height="2.498cm" svg:x="9.0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2.102cm" svg:y="2.4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2.1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10.802cm">
          <draw:image xlink:href="Pictures/1000020100000200000002005AC47E77.png" xlink:type="simple" xlink:show="embed" xlink:actuate="onLoad">
            <text:p/>
          </draw:image>
        </draw:frame>
        <draw:frame draw:style-name="gr8" draw:text-style-name="P1" draw:layer="layout" svg:width="2.498cm" svg:height="2.498cm" svg:x="12.1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5.202cm" svg:y="2.402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15.202cm" svg:y="5.2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15.2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10.802cm">
          <draw:image xlink:href="Pictures/1000020100000200000002005AC47E77.png" xlink:type="simple" xlink:show="embed" xlink:actuate="onLoad">
            <text:p/>
          </draw:image>
        </draw:frame>
        <draw:frame draw:style-name="gr8" draw:text-style-name="P1" draw:layer="layout" svg:width="2.498cm" svg:height="2.498cm" svg:x="15.2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302cm" svg:y="2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10.8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8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5.202cm">
          <draw:image xlink:href="Pictures/1000020100000200000002005AC47E77.png" xlink:type="simple" xlink:show="embed" xlink:actuate="onLoad">
            <text:p/>
          </draw:image>
        </draw:frame>
        <draw:frame draw:style-name="gr9" draw:text-style-name="P1" draw:layer="layout" svg:width="2.498cm" svg:height="2.498cm" svg:x="21.3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10.8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21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5.202cm">
          <draw:image xlink:href="Pictures/1000020100000200000002005AC47E77.png" xlink:type="simple" xlink:show="embed" xlink:actuate="onLoad">
            <text:p/>
          </draw:image>
        </draw:frame>
        <draw:frame draw:style-name="gr9" draw:text-style-name="P1" draw:layer="layout" svg:width="2.498cm" svg:height="2.498cm" svg:x="24.4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13.602cm">
          <draw:image xlink:href="Pictures/1000020100000200000002005AC47E77.png" xlink:type="simple" xlink:show="embed" xlink:actuate="onLoad">
            <text:p/>
          </draw:image>
        </draw:frame>
      </draw:page>
      <draw:page draw:name="page6" draw:style-name="dp1" draw:master-page-name="Predeterminado">
        <draw:frame draw:style-name="gr4" draw:text-style-name="P1" draw:layer="layout" svg:width="2.498cm" svg:height="2.498cm" svg:x="12.0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8.9cm" svg:y="2.4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2.502cm" svg:y="8.0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12.102cm" svg:y="5.1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5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102cm" svg:y="2.3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5.2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2.602cm" svg:y="10.8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5.802cm" svg:y="10.802cm">
          <draw:image xlink:href="Pictures/1000020100000200000002005AC47E77.png" xlink:type="simple" xlink:show="embed" xlink:actuate="onLoad">
            <text:p/>
          </draw:image>
        </draw:frame>
        <draw:frame draw:style-name="gr6" draw:text-style-name="P1" draw:layer="layout" svg:width="2.498cm" svg:height="2.498cm" svg:x="15.3cm" svg:y="8.0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.3cm" svg:y="5.1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5.2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12.002cm" svg:y="10.8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10.802cm">
          <draw:image xlink:href="Pictures/1000020100000200000002005AC47E77.png" xlink:type="simple" xlink:show="embed" xlink:actuate="onLoad">
            <text:p/>
          </draw:image>
        </draw:frame>
        <draw:frame draw:style-name="gr6" draw:text-style-name="P1" draw:layer="layout" svg:width="2.498cm" svg:height="2.498cm" svg:x="9.0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.4cm" svg:y="2.3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5.8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8.902cm" svg:y="8cm">
          <draw:image xlink:href="Pictures/1000020100000200000002005AC47E77.png" xlink:type="simple" xlink:show="embed" xlink:actuate="onLoad">
            <text:p/>
          </draw:image>
        </draw:frame>
        <draw:frame draw:style-name="gr8" draw:text-style-name="P1" draw:layer="layout" svg:width="2.498cm" svg:height="2.498cm" svg:x="12.1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402cm" svg:y="8.1cm">
          <draw:image xlink:href="Pictures/1000020100000200000002005AC47E77.png" xlink:type="simple" xlink:show="embed" xlink:actuate="onLoad">
            <text:p/>
          </draw:image>
        </draw:frame>
        <draw:frame draw:style-name="gr13" draw:text-style-name="P1" draw:layer="layout" svg:width="2.498cm" svg:height="2.498cm" svg:x="21.3cm" svg:y="10.8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5.802cm" svg:y="13.7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10.802cm">
          <draw:image xlink:href="Pictures/1000020100000200000002005AC47E77.png" xlink:type="simple" xlink:show="embed" xlink:actuate="onLoad">
            <text:p/>
          </draw:image>
        </draw:frame>
        <draw:frame draw:style-name="gr8" draw:text-style-name="P1" draw:layer="layout" svg:width="2.498cm" svg:height="2.498cm" svg:x="15.2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302cm" svg:y="2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10.8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8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5.202cm">
          <draw:image xlink:href="Pictures/1000020100000200000002005AC47E77.png" xlink:type="simple" xlink:show="embed" xlink:actuate="onLoad">
            <text:p/>
          </draw:image>
        </draw:frame>
        <draw:frame draw:style-name="gr9" draw:text-style-name="P1" draw:layer="layout" svg:width="2.498cm" svg:height="2.498cm" svg:x="5.702cm" svg:y="2.4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5.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21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5.202cm">
          <draw:image xlink:href="Pictures/1000020100000200000002005AC47E77.png" xlink:type="simple" xlink:show="embed" xlink:actuate="onLoad">
            <text:p/>
          </draw:image>
        </draw:frame>
        <draw:frame draw:style-name="gr9" draw:text-style-name="P1" draw:layer="layout" svg:width="2.498cm" svg:height="2.498cm" svg:x="24.4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13.602cm">
          <draw:image xlink:href="Pictures/1000020100000200000002005AC47E77.png" xlink:type="simple" xlink:show="embed" xlink:actuate="onLoad">
            <text:p/>
          </draw:image>
        </draw:frame>
      </draw:page>
      <draw:page draw:name="page7" draw:style-name="dp1" draw:master-page-name="Predeterminado">
        <draw:frame draw:style-name="gr4" draw:text-style-name="P1" draw:layer="layout" svg:width="2.498cm" svg:height="2.498cm" svg:x="12.0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8.9cm" svg:y="2.4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2.502cm" svg:y="8.0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12.102cm" svg:y="5.1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5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102cm" svg:y="2.3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5.2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2.602cm" svg:y="10.8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5.802cm" svg:y="10.802cm">
          <draw:image xlink:href="Pictures/1000020100000200000002005AC47E77.png" xlink:type="simple" xlink:show="embed" xlink:actuate="onLoad">
            <text:p/>
          </draw:image>
        </draw:frame>
        <draw:frame draw:style-name="gr6" draw:text-style-name="P1" draw:layer="layout" svg:width="2.498cm" svg:height="2.498cm" svg:x="15.3cm" svg:y="8.0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2.3cm" svg:y="5.1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5.202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12.002cm" svg:y="10.8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10.802cm">
          <draw:image xlink:href="Pictures/1000020100000200000002005AC47E77.png" xlink:type="simple" xlink:show="embed" xlink:actuate="onLoad">
            <text:p/>
          </draw:image>
        </draw:frame>
        <draw:frame draw:style-name="gr6" draw:text-style-name="P1" draw:layer="layout" svg:width="2.498cm" svg:height="2.498cm" svg:x="9.002cm" svg:y="13.6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2.4cm" svg:y="2.3cm">
          <draw:image xlink:href="Pictures/1000020100000200000002005AC47E77.png" xlink:type="simple" xlink:show="embed" xlink:actuate="onLoad">
            <text:p/>
          </draw:image>
        </draw:frame>
        <draw:frame draw:style-name="gr16" draw:text-style-name="P1" draw:layer="layout" svg:width="2.498cm" svg:height="2.498cm" svg:x="5.8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8.902cm" svg:y="8cm">
          <draw:image xlink:href="Pictures/1000020100000200000002005AC47E77.png" xlink:type="simple" xlink:show="embed" xlink:actuate="onLoad">
            <text:p/>
          </draw:image>
        </draw:frame>
        <draw:frame draw:style-name="gr8" draw:text-style-name="P1" draw:layer="layout" svg:width="2.498cm" svg:height="2.498cm" svg:x="12.1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402cm" svg:y="8.1cm">
          <draw:image xlink:href="Pictures/1000020100000200000002005AC47E77.png" xlink:type="simple" xlink:show="embed" xlink:actuate="onLoad">
            <text:p/>
          </draw:image>
        </draw:frame>
        <draw:frame draw:style-name="gr12" draw:text-style-name="P1" draw:layer="layout" svg:width="2.498cm" svg:height="2.498cm" svg:x="21.3cm" svg:y="10.8cm">
          <draw:image xlink:href="Pictures/1000020100000200000002005AC47E77.png" xlink:type="simple" xlink:show="embed" xlink:actuate="onLoad">
            <text:p/>
          </draw:image>
        </draw:frame>
        <draw:frame draw:style-name="gr17" draw:text-style-name="P1" draw:layer="layout" svg:width="2.498cm" svg:height="2.498cm" svg:x="5.802cm" svg:y="13.7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10.802cm">
          <draw:image xlink:href="Pictures/1000020100000200000002005AC47E77.png" xlink:type="simple" xlink:show="embed" xlink:actuate="onLoad">
            <text:p/>
          </draw:image>
        </draw:frame>
        <draw:frame draw:style-name="gr8" draw:text-style-name="P1" draw:layer="layout" svg:width="2.498cm" svg:height="2.498cm" svg:x="15.2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302cm" svg:y="2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10.8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8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5.202cm">
          <draw:image xlink:href="Pictures/1000020100000200000002005AC47E77.png" xlink:type="simple" xlink:show="embed" xlink:actuate="onLoad">
            <text:p/>
          </draw:image>
        </draw:frame>
        <draw:frame draw:style-name="gr9" draw:text-style-name="P1" draw:layer="layout" svg:width="2.498cm" svg:height="2.498cm" svg:x="5.702cm" svg:y="2.4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5.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21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10.8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13.602cm">
          <draw:image xlink:href="Pictures/1000020100000200000002005AC47E77.png" xlink:type="simple" xlink:show="embed" xlink:actuate="onLoad">
            <text:p/>
          </draw:image>
        </draw:frame>
      </draw:page>
      <draw:page draw:name="page8" draw:style-name="dp1" draw:master-page-name="Predeterminado">
        <draw:frame draw:style-name="gr4" draw:text-style-name="P1" draw:layer="layout" svg:width="2.498cm" svg:height="2.498cm" svg:x="12.0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8.9cm" svg:y="2.4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2.502cm" svg:y="8.0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12.102cm" svg:y="5.102cm">
          <draw:image xlink:href="Pictures/1000020100000200000002005AC47E77.png" xlink:type="simple" xlink:show="embed" xlink:actuate="onLoad">
            <text:p/>
          </draw:image>
        </draw:frame>
        <draw:frame draw:style-name="gr11" draw:text-style-name="P1" draw:layer="layout" svg:width="2.498cm" svg:height="2.498cm" svg:x="2.5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102cm" svg:y="2.3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5.802cm" svg:y="5.2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2.602cm" svg:y="10.802cm">
          <draw:image xlink:href="Pictures/1000020100000200000002005AC47E77.png" xlink:type="simple" xlink:show="embed" xlink:actuate="onLoad">
            <text:p/>
          </draw:image>
        </draw:frame>
        <draw:frame draw:style-name="gr5" draw:text-style-name="P1" draw:layer="layout" svg:width="2.498cm" svg:height="2.498cm" svg:x="5.802cm" svg:y="10.802cm">
          <draw:image xlink:href="Pictures/1000020100000200000002005AC47E77.png" xlink:type="simple" xlink:show="embed" xlink:actuate="onLoad">
            <text:p/>
          </draw:image>
        </draw:frame>
        <draw:frame draw:style-name="gr6" draw:text-style-name="P1" draw:layer="layout" svg:width="2.498cm" svg:height="2.498cm" svg:x="15.3cm" svg:y="8.0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2.3cm" svg:y="5.1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9.002cm" svg:y="5.2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12.002cm" svg:y="10.8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9.002cm" svg:y="10.802cm">
          <draw:image xlink:href="Pictures/1000020100000200000002005AC47E77.png" xlink:type="simple" xlink:show="embed" xlink:actuate="onLoad">
            <text:p/>
          </draw:image>
        </draw:frame>
        <draw:frame draw:style-name="gr6" draw:text-style-name="P1" draw:layer="layout" svg:width="2.498cm" svg:height="2.498cm" svg:x="9.002cm" svg:y="13.602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2.4cm" svg:y="2.3cm">
          <draw:image xlink:href="Pictures/1000020100000200000002005AC47E77.png" xlink:type="simple" xlink:show="embed" xlink:actuate="onLoad">
            <text:p/>
          </draw:image>
        </draw:frame>
        <draw:frame draw:style-name="gr15" draw:text-style-name="P1" draw:layer="layout" svg:width="2.498cm" svg:height="2.498cm" svg:x="5.8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2.1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8.902cm" svg:y="8cm">
          <draw:image xlink:href="Pictures/1000020100000200000002005AC47E77.png" xlink:type="simple" xlink:show="embed" xlink:actuate="onLoad">
            <text:p/>
          </draw:image>
        </draw:frame>
        <draw:frame draw:style-name="gr8" draw:text-style-name="P1" draw:layer="layout" svg:width="2.498cm" svg:height="2.498cm" svg:x="12.1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21.402cm" svg:y="8.1cm">
          <draw:image xlink:href="Pictures/1000020100000200000002005AC47E77.png" xlink:type="simple" xlink:show="embed" xlink:actuate="onLoad">
            <text:p/>
          </draw:image>
        </draw:frame>
        <draw:frame draw:style-name="gr18" draw:text-style-name="P1" draw:layer="layout" svg:width="2.498cm" svg:height="2.498cm" svg:x="21.3cm" svg:y="10.8cm">
          <draw:image xlink:href="Pictures/1000020100000200000002005AC47E77.png" xlink:type="simple" xlink:show="embed" xlink:actuate="onLoad">
            <text:p/>
          </draw:image>
        </draw:frame>
        <draw:frame draw:style-name="gr19" draw:text-style-name="P1" draw:layer="layout" svg:width="2.498cm" svg:height="2.498cm" svg:x="5.802cm" svg:y="13.7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10.8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5.202cm" svg:y="13.602cm">
          <draw:image xlink:href="Pictures/1000020100000200000002005AC47E77.png" xlink:type="simple" xlink:show="embed" xlink:actuate="onLoad">
            <text:p/>
          </draw:image>
        </draw:frame>
        <draw:frame draw:style-name="gr1" draw:text-style-name="P1" draw:layer="layout" svg:width="2.498cm" svg:height="2.498cm" svg:x="18.302cm" svg:y="2.402cm">
          <draw:image xlink:href="Pictures/1000020100000200000002005AC47E77.png" xlink:type="simple" xlink:show="embed" xlink:actuate="onLoad">
            <text:p/>
          </draw:image>
        </draw:frame>
        <draw:frame draw:style-name="gr7" draw:text-style-name="P1" draw:layer="layout" svg:width="2.498cm" svg:height="2.498cm" svg:x="18.3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8.302cm" svg:y="10.8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18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1.302cm" svg:y="5.202cm">
          <draw:image xlink:href="Pictures/1000020100000200000002005AC47E77.png" xlink:type="simple" xlink:show="embed" xlink:actuate="onLoad">
            <text:p/>
          </draw:image>
        </draw:frame>
        <draw:frame draw:style-name="gr9" draw:text-style-name="P1" draw:layer="layout" svg:width="2.498cm" svg:height="2.498cm" svg:x="5.702cm" svg:y="2.4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15.202cm" svg:y="5.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21.302cm" svg:y="13.6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2.4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5.2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8.002cm">
          <draw:image xlink:href="Pictures/1000020100000200000002005AC47E77.png" xlink:type="simple" xlink:show="embed" xlink:actuate="onLoad">
            <text:p/>
          </draw:image>
        </draw:frame>
        <draw:frame draw:style-name="gr4" draw:text-style-name="P1" draw:layer="layout" svg:width="2.498cm" svg:height="2.498cm" svg:x="24.402cm" svg:y="10.802cm">
          <draw:image xlink:href="Pictures/1000020100000200000002005AC47E77.png" xlink:type="simple" xlink:show="embed" xlink:actuate="onLoad">
            <text:p/>
          </draw:image>
        </draw:frame>
        <draw:frame draw:style-name="gr14" draw:text-style-name="P1" draw:layer="layout" svg:width="2.498cm" svg:height="2.498cm" svg:x="24.402cm" svg:y="13.602cm">
          <draw:image xlink:href="Pictures/1000020100000200000002005AC47E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Thai" svg:font-family="'Droid Sans Tha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8T10:43:29.935694212</meta:creation-date>
    <dc:date>2016-11-18T10:57:02.369527195</dc:date>
    <meta:editing-duration>PT9M30S</meta:editing-duration>
    <meta:editing-cycles>2</meta:editing-cycles>
    <meta:generator>LibreOffice/4.2.7.2$Linux_X86_64 LibreOffice_project/420m0$Build-2</meta:generator>
    <meta:document-statistic meta:object-count="321"/>
  </office:meta>
</office:document-meta>
</file>